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1b12" officeooo:paragraph-rsid="00151b1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officeooo:rsid="00151b12" officeooo:paragraph-rsid="00151b12" style:font-size-asian="18pt" style:font-size-complex="18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51b12" officeooo:paragraph-rsid="00151b12" style:font-size-asian="14pt" style:font-size-complex="14pt"/>
    </style:style>
    <style:style style:name="P4" style:family="paragraph" style:parent-style-name="Standard">
      <style:text-properties fo:font-size="14pt" officeooo:rsid="00151b12" officeooo:paragraph-rsid="00151b12" style:font-size-asian="14pt" style:font-size-complex="14pt"/>
    </style:style>
    <style:style style:name="P5" style:family="paragraph" style:parent-style-name="Standard" style:list-style-name="L1">
      <style:text-properties fo:font-size="14pt" fo:font-style="italic" fo:font-weight="bold" officeooo:rsid="00151b12" officeooo:paragraph-rsid="00151b12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 style:list-style-name="L2">
      <style:text-properties fo:font-size="14pt" fo:font-style="italic" fo:font-weight="bold" officeooo:rsid="00151b12" officeooo:paragraph-rsid="00151b12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 style:list-style-name="L3">
      <style:text-properties fo:font-size="14pt" fo:font-style="italic" fo:font-weight="bold" officeooo:rsid="00151b12" officeooo:paragraph-rsid="00151b12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L1">
      <style:text-properties fo:font-size="14pt" fo:font-style="italic" fo:font-weight="bold" officeooo:rsid="00175ed3" officeooo:paragraph-rsid="00175ed3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3">
      <style:text-properties fo:font-size="14pt" fo:font-style="italic" fo:font-weight="bold" officeooo:rsid="00158a01" officeooo:paragraph-rsid="00158a01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 style:list-style-name="L3">
      <style:text-properties fo:font-size="14pt" fo:font-style="italic" fo:font-weight="bold" officeooo:rsid="00158a01" officeooo:paragraph-rsid="00151b12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 style:list-style-name="L3">
      <style:text-properties fo:font-size="14pt" fo:font-style="italic" fo:font-weight="bold" officeooo:paragraph-rsid="00151b12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 style:list-style-name="L3">
      <style:text-properties fo:font-size="14pt" fo:font-style="italic" fo:font-weight="bold" officeooo:paragraph-rsid="00175ed3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 style:list-style-name="L3">
      <style:text-properties fo:font-size="14pt" officeooo:paragraph-rsid="00151b12" style:font-size-asian="14pt" style:font-size-complex="14pt"/>
    </style:style>
    <style:style style:name="T1" style:family="text">
      <style:text-properties officeooo:rsid="00151b12"/>
    </style:style>
    <style:style style:name="T2" style:family="text">
      <style:text-properties fo:font-style="italic" fo:font-weight="bold" officeooo:rsid="00151b12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58a01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Données souhaitées pour chaque produit alimentaire</text:p>
      <text:p text:style-name="P2"/>
      <text:p text:style-name="P2"/>
      <text:p text:style-name="P3">Caractéristiques</text:p>
      <text:list xml:id="list4095599238261524684" text:style-name="L1">
        <text:list-item>
          <text:p text:style-name="P5">code</text:p>
        </text:list-item>
        <text:list-item>
          <text:p text:style-name="P5">nom</text:p>
        </text:list-item>
        <text:list-item>
          <text:p text:style-name="P5">quantité</text:p>
        </text:list-item>
        <text:list-item>
          <text:p text:style-name="P5">marque</text:p>
        </text:list-item>
        <text:list-item>
          <text:p text:style-name="P5">catégorie</text:p>
        </text:list-item>
        <text:list-item>
          <text:p text:style-name="P8">pays</text:p>
        </text:list-item>
      </text:list>
      <text:p text:style-name="P4"/>
      <text:p text:style-name="P4"/>
      <text:p text:style-name="P3">Composition</text:p>
      <text:list xml:id="list3670044575538649553" text:style-name="L2">
        <text:list-item>
          <text:p text:style-name="P6">liste des ingrédients</text:p>
        </text:list-item>
        <text:list-item>
          <text:p text:style-name="P6">liste des additifs</text:p>
        </text:list-item>
      </text:list>
      <text:p text:style-name="P4"/>
      <text:p text:style-name="P4"/>
      <text:p text:style-name="P3">Informations nutritionnelles</text:p>
      <text:list xml:id="list5356263783718314126" text:style-name="L3">
        <text:list-item>
          <text:p text:style-name="P13"><text:span text:style-name="T2">nutri Score </text:span><text:span text:style-name="T3">(entre A et E)</text:span></text:p>
        </text:list-item>
        <text:list-item>
          <text:p text:style-name="P7">énergie</text:p>
        </text:list-item>
        <text:list-item>
          <text:p text:style-name="P7">matières grasses</text:p>
        </text:list-item>
        <text:list-item>
          <text:p text:style-name="P7">matières grasses saturées</text:p>
        </text:list-item>
        <text:list-item>
          <text:p text:style-name="P7">glucides</text:p>
        </text:list-item>
        <text:list-item>
          <text:p text:style-name="P7">fibres alimentaires</text:p>
        </text:list-item>
        <text:list-item>
          <text:p text:style-name="P9">sucres</text:p>
        </text:list-item>
        <text:list-item>
          <text:p text:style-name="P7">protéines</text:p>
        </text:list-item>
        <text:list-item>
          <text:p text:style-name="P7">sel</text:p>
          <text:p text:style-name="P7"/>
        </text:list-item>
        <text:list-item>
          <text:p text:style-name="P7">liste des sels minéraux (potassium, magnésium, etc.)</text:p>
          <text:p text:style-name="P7"/>
        </text:list-item>
        <text:list-item>
          <text:p text:style-name="P11"><text:span text:style-name="T1">liste des vitamines</text:span></text:p>
          <text:p text:style-name="P10"/>
        </text:list-item>
        <text:list-item>
          <text:p text:style-name="P12"><text:span text:style-name="T1">iste des allergèn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5.2.6.2$Linux_X86_64 LibreOffice_project/20m0$Build-2</meta:generator>
    <dc:date>2017-11-22T10:55:46.67</dc:date>
    <meta:document-statistic meta:table-count="0" meta:image-count="0" meta:object-count="0" meta:page-count="1" meta:paragraph-count="27" meta:word-count="76" meta:character-count="410" meta:non-whitespace-character-count="381"/>
    <meta:user-defined meta:name="Info 1"/>
    <meta:user-defined meta:name="Info 2"/>
    <meta:user-defined meta:name="Info 3"/>
    <meta:user-defined meta:name="Info 4"/>
  </office:meta>
</office:document-meta>
</file>